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d77e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be7b1" officeooo:paragraph-rsid="001be7b1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77eb" officeooo:paragraph-rsid="001d77eb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a1a4" officeooo:paragraph-rsid="001da1a4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style:style style:name="T2" style:family="text">
      <style:text-properties officeooo:rsid="001d77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5452288826945415667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81630679999205" text:continue-numbering="true" text:style-name="L1">
        <text:list-item>
          <text:p text:style-name="P7">Analiza danych statystycznych</text:p>
          <text:list>
            <text:list-item>
              <text:p text:style-name="P10">Rynki finansowe</text:p>
            </text:list-item>
            <text:list-item>
              <text:p text:style-name="P15">Ekonometria i metody analizy danych finansowych</text:p>
              <text:list>
                <text:list-item>
                  <text:p text:style-name="P11">Analiza <text:span text:style-name="T2">techniczna</text:span></text:p>
                </text:list-item>
                <text:list-item>
                  <text:p text:style-name="P8">Analiza <text:span text:style-name="T1">fundamental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15">Klasyfikacja</text:p>
                </text:list-item>
                <text:list-item>
                  <text:p text:style-name="P7">Analiza regresji</text:p>
                </text:list-item>
              </text:list>
            </text:list-item>
          </text:list>
        </text:list-item>
      </text:list>
      <text:p text:style-name="P1"/>
      <text:list xml:id="list181632346562853" text:continue-numbering="true" text:style-name="L1">
        <text:list-item>
          <text:p text:style-name="P16">Zastosowanie języka programowania Python w analizie rynków finansowych</text:p>
          <text:list>
            <text:list-item>
              <text:list>
                <text:list-item>
                  <text:p text:style-name="P12">Analiza regresji w pakiecie scikit-learn</text:p>
                </text:list-item>
              </text:list>
            </text:list-item>
          </text:list>
        </text:list-item>
      </text:list>
      <text:p text:style-name="P1"/>
      <text:list xml:id="list181632391963262" text:continue-numbering="true" text:style-name="L1">
        <text:list-item>
          <text:p text:style-name="P12">Przedstawienie aplikacji</text:p>
          <text:list>
            <text:list-item>
              <text:p text:style-name="P13">Podstawowe założenia</text:p>
            </text:list-item>
            <text:list-item>
              <text:p text:style-name="P14">Zastosowane pakiety Pythona</text:p>
              <text:list>
                <text:list-item>
                  <text:p text:style-name="P14">Kivy</text:p>
                </text:list-item>
                <text:list-item>
                  <text:p text:style-name="P14">Matplotlib</text:p>
                </text:list-item>
                <text:list-item>
                  <text:p text:style-name="P14">Scikit-learn</text:p>
                </text:list-item>
                <text:list-item>
                  <text:p text:style-name="P14">Pandas</text:p>
                </text:list-item>
                <text:list-item>
                  <text:p text:style-name="P14">SqlAlchemy</text:p>
                </text:list-item>
              </text:list>
            </text:list-item>
            <text:list-item>
              <text:p text:style-name="P14">Opis funkcjonalności aplikacji</text:p>
              <text:list>
                <text:list-item>
                  <text:p text:style-name="P14">Okno opcji</text:p>
                </text:list-item>
                <text:list-item>
                  <text:p text:style-name="P14">Okno analizy regresji</text:p>
                </text:list-item>
              </text:list>
            </text:list-item>
            <text:list-item>
              <text:p text:style-name="P14">Diagram UML</text:p>
            </text:list-item>
            <text:list-item>
              <text:p text:style-name="P14">Opis wyników obliczeń</text:p>
            </text:list-item>
          </text:list>
        </text:list-item>
      </text:list>
      <text:p text:style-name="P3"/>
      <text:list xml:id="list181630401046562" text:continue-numbering="true" text:style-name="L1">
        <text:list-item>
          <text:p text:style-name="P14">Wyniki działania aplikacji</text:p>
        </text:list-item>
        <text:list-item>
          <text:p text:style-name="P14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2-04T18:16:06.765796448</dc:date>
    <meta:editing-duration>PT2H43M9S</meta:editing-duration>
    <meta:editing-cycles>13</meta:editing-cycles>
    <meta:document-statistic meta:table-count="0" meta:image-count="0" meta:object-count="0" meta:page-count="1" meta:paragraph-count="30" meta:word-count="112" meta:character-count="812" meta:non-whitespace-character-count="758"/>
  </office:meta>
</office:document-meta>
</file>